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ee63" officeooo:paragraph-rsid="001bee63"/>
    </style:style>
    <style:style style:name="P2" style:family="paragraph" style:parent-style-name="Standard">
      <style:text-properties fo:color="#3399ff" officeooo:rsid="001bee63" officeooo:paragraph-rsid="001bee63"/>
    </style:style>
    <style:style style:name="P3" style:family="paragraph" style:parent-style-name="Standard">
      <style:text-properties fo:color="#3399ff" officeooo:rsid="001bee63" officeooo:paragraph-rsid="0020f3bc"/>
    </style:style>
    <style:style style:name="P4" style:family="paragraph" style:parent-style-name="Standard">
      <style:text-properties fo:color="#3399ff" officeooo:rsid="001bee63" officeooo:paragraph-rsid="00291fff"/>
    </style:style>
    <style:style style:name="P5" style:family="paragraph" style:parent-style-name="Standard">
      <style:text-properties fo:color="#3399ff" officeooo:rsid="001bee63" officeooo:paragraph-rsid="002a32f6"/>
    </style:style>
    <style:style style:name="P6" style:family="paragraph" style:parent-style-name="Standard">
      <style:text-properties fo:color="#3399ff" officeooo:rsid="001bee63" officeooo:paragraph-rsid="0035cb95"/>
    </style:style>
    <style:style style:name="P7" style:family="paragraph" style:parent-style-name="Standard">
      <style:text-properties fo:color="#3399ff" officeooo:rsid="001bee63" officeooo:paragraph-rsid="00324aae"/>
    </style:style>
    <style:style style:name="P8" style:family="paragraph" style:parent-style-name="Standard">
      <style:text-properties fo:color="#3399ff" officeooo:rsid="001bee63" officeooo:paragraph-rsid="0034dac5"/>
    </style:style>
    <style:style style:name="P9" style:family="paragraph" style:parent-style-name="Standard">
      <style:text-properties fo:color="#3399ff" officeooo:rsid="001bee63" officeooo:paragraph-rsid="005111e7"/>
    </style:style>
    <style:style style:name="P10" style:family="paragraph" style:parent-style-name="Standard">
      <style:text-properties fo:color="#3399ff" officeooo:rsid="001bee63" officeooo:paragraph-rsid="0056d911"/>
    </style:style>
    <style:style style:name="P11" style:family="paragraph" style:parent-style-name="Standard">
      <style:text-properties fo:color="#3399ff" officeooo:rsid="001bee63" officeooo:paragraph-rsid="00536fba"/>
    </style:style>
    <style:style style:name="P12" style:family="paragraph" style:parent-style-name="Standard">
      <style:text-properties fo:color="#ff3333" fo:font-size="26pt" officeooo:rsid="001bee63" officeooo:paragraph-rsid="001bee63" style:font-size-asian="26pt" style:font-size-complex="26pt"/>
    </style:style>
    <style:style style:name="P13" style:family="paragraph" style:parent-style-name="Standard">
      <style:text-properties officeooo:rsid="001e8eac" officeooo:paragraph-rsid="001e8eac"/>
    </style:style>
    <style:style style:name="P14" style:family="paragraph" style:parent-style-name="Standard">
      <style:text-properties officeooo:rsid="002063a1" officeooo:paragraph-rsid="002063a1"/>
    </style:style>
    <style:style style:name="P15" style:family="paragraph" style:parent-style-name="Standard">
      <style:text-properties officeooo:rsid="0023da75" officeooo:paragraph-rsid="0023da75"/>
    </style:style>
    <style:style style:name="P16" style:family="paragraph" style:parent-style-name="Standard">
      <style:text-properties fo:color="#000000" officeooo:rsid="0023da75" officeooo:paragraph-rsid="0026bbd5"/>
    </style:style>
    <style:style style:name="P17" style:family="paragraph" style:parent-style-name="Standard">
      <style:text-properties fo:color="#000000" officeooo:rsid="00291fff" officeooo:paragraph-rsid="00291fff"/>
    </style:style>
    <style:style style:name="P18" style:family="paragraph" style:parent-style-name="Standard">
      <style:text-properties fo:color="#000000" officeooo:rsid="00317249" officeooo:paragraph-rsid="00317249"/>
    </style:style>
    <style:style style:name="P19" style:family="paragraph" style:parent-style-name="Standard">
      <style:text-properties fo:color="#000000" officeooo:rsid="0034dac5" officeooo:paragraph-rsid="0039445a"/>
    </style:style>
    <style:style style:name="P20" style:family="paragraph" style:parent-style-name="Standard">
      <style:text-properties fo:color="#000000" officeooo:rsid="003a3571" officeooo:paragraph-rsid="003a3571"/>
    </style:style>
    <style:style style:name="P21" style:family="paragraph" style:parent-style-name="Standard">
      <style:text-properties fo:color="#000000" officeooo:rsid="003a4452" officeooo:paragraph-rsid="003a4452"/>
    </style:style>
    <style:style style:name="P22" style:family="paragraph" style:parent-style-name="Standard">
      <style:text-properties fo:color="#000000" officeooo:rsid="003c1c73" officeooo:paragraph-rsid="003c1c73"/>
    </style:style>
    <style:style style:name="P23" style:family="paragraph" style:parent-style-name="Standard">
      <style:text-properties fo:color="#000000" officeooo:rsid="003f3b51" officeooo:paragraph-rsid="003f3b51"/>
    </style:style>
    <style:style style:name="P24" style:family="paragraph" style:parent-style-name="Standard">
      <style:text-properties fo:color="#000000" officeooo:rsid="00411c3f" officeooo:paragraph-rsid="00430c21"/>
    </style:style>
    <style:style style:name="P25" style:family="paragraph" style:parent-style-name="Standard">
      <style:text-properties fo:color="#000000" officeooo:rsid="00421669" officeooo:paragraph-rsid="00430c21"/>
    </style:style>
    <style:style style:name="P26" style:family="paragraph" style:parent-style-name="Standard">
      <style:text-properties fo:color="#000000" officeooo:rsid="0043657c" officeooo:paragraph-rsid="0043657c"/>
    </style:style>
    <style:style style:name="P27" style:family="paragraph" style:parent-style-name="Standard">
      <style:text-properties fo:color="#000000" officeooo:rsid="0034c026" officeooo:paragraph-rsid="0034c026"/>
    </style:style>
    <style:style style:name="P28" style:family="paragraph" style:parent-style-name="Standard">
      <style:text-properties fo:color="#000000" officeooo:rsid="00439a44" officeooo:paragraph-rsid="00439a44"/>
    </style:style>
    <style:style style:name="P29" style:family="paragraph" style:parent-style-name="Standard">
      <style:text-properties fo:color="#000000" officeooo:rsid="0045e239" officeooo:paragraph-rsid="0045e239"/>
    </style:style>
    <style:style style:name="P30" style:family="paragraph" style:parent-style-name="Standard">
      <style:text-properties fo:color="#000000" officeooo:rsid="0046afc4" officeooo:paragraph-rsid="0046afc4"/>
    </style:style>
    <style:style style:name="P31" style:family="paragraph" style:parent-style-name="Standard">
      <style:text-properties fo:color="#000000" officeooo:rsid="00478772" officeooo:paragraph-rsid="00478772"/>
    </style:style>
    <style:style style:name="P32" style:family="paragraph" style:parent-style-name="Standard">
      <style:text-properties fo:color="#000000" officeooo:rsid="0048fc4f" officeooo:paragraph-rsid="0048fc4f"/>
    </style:style>
    <style:style style:name="P33" style:family="paragraph" style:parent-style-name="Standard">
      <style:text-properties fo:color="#000000" officeooo:rsid="00499e50" officeooo:paragraph-rsid="00499e50"/>
    </style:style>
    <style:style style:name="P34" style:family="paragraph" style:parent-style-name="Standard">
      <style:text-properties fo:color="#000000" officeooo:rsid="004a6547" officeooo:paragraph-rsid="004a6547"/>
    </style:style>
    <style:style style:name="P35" style:family="paragraph" style:parent-style-name="Standard">
      <style:text-properties fo:color="#000000" officeooo:rsid="004ad881" officeooo:paragraph-rsid="004ad881"/>
    </style:style>
    <style:style style:name="P36" style:family="paragraph" style:parent-style-name="Standard">
      <style:text-properties fo:color="#000000" officeooo:rsid="004ef16e" officeooo:paragraph-rsid="004ef16e"/>
    </style:style>
    <style:style style:name="P37" style:family="paragraph" style:parent-style-name="Standard">
      <style:text-properties fo:color="#000000" officeooo:rsid="00550232" officeooo:paragraph-rsid="00550232"/>
    </style:style>
    <style:style style:name="P38" style:family="paragraph" style:parent-style-name="Standard">
      <style:text-properties fo:color="#000000" officeooo:rsid="005a2cdb" officeooo:paragraph-rsid="005a2cdb"/>
    </style:style>
    <style:style style:name="P39" style:family="paragraph" style:parent-style-name="Standard">
      <style:text-properties officeooo:rsid="00224108" officeooo:paragraph-rsid="00224108"/>
    </style:style>
    <style:style style:name="P40" style:family="paragraph" style:parent-style-name="Standard">
      <style:text-properties officeooo:rsid="002ba35e" officeooo:paragraph-rsid="002ba35e"/>
    </style:style>
    <style:style style:name="P41" style:family="paragraph" style:parent-style-name="Standard">
      <style:text-properties officeooo:rsid="0030337b" officeooo:paragraph-rsid="0030337b"/>
    </style:style>
    <style:style style:name="P42" style:family="paragraph" style:parent-style-name="Standard">
      <style:text-properties officeooo:rsid="00354227" officeooo:paragraph-rsid="00354227"/>
    </style:style>
    <style:style style:name="P43" style:family="paragraph" style:parent-style-name="Text_20_body">
      <style:text-properties fo:color="#3399ff" officeooo:rsid="001bee63" officeooo:paragraph-rsid="0025c80d"/>
    </style:style>
    <style:style style:name="P44" style:family="paragraph" style:parent-style-name="Standard">
      <style:text-properties fo:color="#000000" officeooo:rsid="005d6d85" officeooo:paragraph-rsid="005d6d85"/>
    </style:style>
    <style:style style:name="P45" style:family="paragraph" style:parent-style-name="Standard">
      <style:text-properties fo:color="#000000" officeooo:rsid="005db3dd" officeooo:paragraph-rsid="005db3dd"/>
    </style:style>
    <style:style style:name="T1" style:family="text">
      <style:text-properties fo:color="#3399ff"/>
    </style:style>
    <style:style style:name="T2" style:family="text">
      <style:text-properties fo:color="#ff3333" fo:font-size="26pt" style:font-size-asian="26pt" style:font-size-complex="26pt"/>
    </style:style>
    <style:style style:name="T3" style:family="text">
      <style:text-properties officeooo:rsid="001fd5c2"/>
    </style:style>
    <style:style style:name="T4" style:family="text">
      <style:text-properties officeooo:rsid="0026bbd5"/>
    </style:style>
    <style:style style:name="T5" style:family="text">
      <style:text-properties officeooo:rsid="004471d3"/>
    </style:style>
    <style:style style:name="T6" style:family="text">
      <style:text-properties officeooo:rsid="0039445a"/>
    </style:style>
    <style:style style:name="T7" style:family="text">
      <style:text-properties officeooo:rsid="003f3b51"/>
    </style:style>
    <style:style style:name="T8" style:family="text">
      <style:text-properties officeooo:rsid="00490b8a"/>
    </style:style>
    <style:style style:name="T9" style:family="text">
      <style:text-properties officeooo:rsid="004a6547"/>
    </style:style>
    <style:style style:name="T10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Microsoft YaHei" style:font-size-asian="15pt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fo:letter-spacing="normal" style:text-underline-style="none" officeooo:rsid="004a6547" style:text-blinking="false" style:font-name-asian="Microsoft YaHei" style:font-size-asian="15pt" style:font-style-asian="normal" style:font-weight-asian="normal"/>
    </style:style>
    <style:style style:name="T12" style:family="text">
      <style:text-properties fo:font-variant="normal" fo:text-transform="none" style:text-line-through-style="none" style:text-line-through-type="none" fo:font-size="10.5pt" fo:letter-spacing="normal" style:text-underline-style="none" officeooo:rsid="004a6547" style:text-blinking="false" style:font-name-asian="Microsoft YaHei" style:font-size-asian="10.5pt" style:font-style-asian="normal" style:font-weight-asian="normal" style:font-size-complex="10.5pt"/>
    </style:style>
    <style:style style:name="T13" style:family="text">
      <style:text-properties officeooo:rsid="004bfead"/>
    </style:style>
    <style:style style:name="T14" style:family="text">
      <style:text-properties officeooo:rsid="005bf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优先级高</text:span> </text:p>
      <text:p text:style-name="P1">(1)res/drawable 下xml文件 &lt;shape &gt;&lt;/shape&gt;标签的学习实践 <text:s/>created:8-23 </text:p>
      <text:p text:style-name="P1">(2)网络编程学习实践 <text:s/>created:8-23 <text:s/></text:p>
      <text:p text:style-name="P1">(3)图片处理，缩放，裁剪，遮罩，边框图形实现方式 created:8-23 </text:p>
      <text:p text:style-name="P2">(4)熟悉使用gitlab的功能，方便来备份数据等。应用到平时的操作中。created:8-23 <text:s/>finished:9-8</text:p>
      <text:p text:style-name="P2">(5)单例的设计方式总结保存下。 <text:s/>created:8-23 finished:9-8 </text:p>
      <text:p text:style-name="P2">(6)UTF-8等编码格式学习下。 created:8-24 finished:9-8 </text:p>
      <text:p text:style-name="P1">(7)ubuntu各种文件权限组问题。 created:8-24 </text:p>
      <text:p text:style-name="P1">(8)数据库相关类的学习实践。 <text:s/>created:8-24 </text:p>
      <text:p text:style-name="P2">(9)eclipse <text:s/>按F4后 各种类 方法上的参数是什么意思，如a,f,s,c等。 created:8-29 finished:8-29 </text:p>
      <text:p text:style-name="P2">(10)把常用的布局，组件（包括里面常见属性）全部实践一遍并做笔记 created:8-29 </text:p>
      <text:p text:style-name="P2">(11)学习自定义Checkbox,ToggleButton,RadioButton,Switch created:8-29 finished:8-30 </text:p>
      <text:p text:style-name="P1">(12)android:scaleType研究下 created:8-30 </text:p>
      <text:p text:style-name="P2">(13)把Animation类学习实践总结下　created:8-31 <text:s/>finished:9-6 </text:p>
      <text:p text:style-name="P1">(14)PendingIntent学习实践 created:9-7 </text:p>
      <text:p text:style-name="P14">(15)深入学习下ActionBar created:9-8</text:p>
      <text:p text:style-name="P3">(16)git 命令总结下 尤其是重要的版本回退 created:9-10 finished 9-10</text:p>
      <text:p text:style-name="P39">(17)研究下res/xml/xxx.xml的使用方法 created:9-12</text:p>
      <text:p text:style-name="P5">(18)研究下res/drawable 自定义button怎么绘画边框。 Created:9-14 finshed:9-14</text:p>
      <text:p text:style-name="P40">(19)研究下AlertDialog AlertDialog.Builder的使用区别　created:9-14</text:p>
      <text:p text:style-name="P40">(20)想办法实现一个图片获得焦点后一个变大效果，然后失去焦点时还原。模拟虎嗅网的图片效果　created:9-14</text:p>
      <text:p text:style-name="P41">(21)学习下锁屏的绘画实现以及匹配手势的原理 created:9-17</text:p>
      <text:p text:style-name="P41">(22)学习AlertDialog setNegativeButton,setOnCancelListener(),setOnDismissListener()的区别，出发方式以及应用场景。 Created:9-17</text:p>
      <text:p text:style-name="P7">(23)Intent跳转多个Activity的试验。A跳到B，B跳到C,finishB.C中按Back，是返回A还是重新CreateB?</text:p>
      <text:p text:style-name="P7">A跳到B，finishA,B中按Back,重新createA？还是退出程序？ Created:9-18 <text:span text:style-name="T13">finished:9-26</text:span></text:p>
      <text:p text:style-name="P8">(24)如何延迟finishActivity. Created:9-18 finished 9-27</text:p>
      <text:p text:style-name="P42">(25)public static final boolean isOver=true; 可以赋值给其他常量吗？ Created:9-18</text:p>
      <text:p text:style-name="P6">(26)学习下代码命名规范，如Button缩写为Btn等写法 Created:9-18 finished:9-18</text:p>
      <text:p text:style-name="P19">(27)学习下控件的常用字体大小，常用颜色，常用距离等 <text:span text:style-name="T6">Created:9-19</text:span></text:p>
      <text:p text:style-name="P20">(28)研究下在控件中的文字内容特别多时，控件的大小变化以及文字怎么排布的 Created:9-19</text:p>
      <text:p text:style-name="P21">(29)如何查看控件默认的字体类型，大小等属性 Created:9-19</text:p>
      <text:p text:style-name="P22">(30)学习事件分发机制，比如多个按钮重叠在一起，响应那个？是否是最上层那个？如果我想响应第二个怎么操作？　Created:9-19</text:p>
      <text:p text:style-name="P23">(31)AndroidManifest.xml中的SdkVersion对应的安卓版本,2.2,4.4,5.0,6.0,7.0？ Created:9-20</text:p>
      <text:p text:style-name="P24">(32)怎么保证一个界面下同一时间只有一个button响应。 <text:span text:style-name="T7">Created:9-20</text:span></text:p>
      <text:p text:style-name="P25">(33)有些方法中涉及到控件的位移的，我们给的int类型数值，代表的dp还是像素（px）?例如scrollBy,scrollTo,TranslateAnimation. <text:s/><text:span text:style-name="T7">Created:9-20</text:span></text:p>
      <text:p text:style-name="P26">(34)Scroller类深入学习 Created:9-21</text:p>
      <text:p text:style-name="P28">(35)GridView如何实现各个部分里面的布局不同？ Created:9-21</text:p>
      <text:p text:style-name="P29">(36)AlertDialog的生命周期学习下 Created:9-21</text:p>
      <text:p text:style-name="P30">(37)onTouch方法和onTouchEvent,onClick方法的区别？ Created:9-22</text:p>
      <text:p text:style-name="P31">(38)MotionEvent.ACTION_CANCEL是什么？ Created:9-22</text:p>
      <text:p text:style-name="P9">(39)默认AlertDialog button的背景色是？横线的颜色和宽度是？字体大小是？ Created:9-23 </text:p>
      <text:p text:style-name="P9">finish:9-25</text:p>
      <text:p text:style-name="P32">(40)学习BaseAdapter,ArrayAdapter,SimpleAdapter. <text:span text:style-name="T8">Created:9-23</text:span></text:p>
      <text:p text:style-name="P33">(41)什么时候子类需要调用父类的构造方法？ Created:9-23</text:p>
      <text:p text:style-name="P34">(42)android:focusable 有什么用,true和false的区别？Created:9-24</text:p>
      <text:p text:style-name="P35"><text:soft-page-break/>(43<text:span text:style-name="T9">)</text:span><text:span text:style-name="T11">getActon,getActionMask,getActionIndex</text:span><text:span text:style-name="T12">的区别？ </text:span><text:span text:style-name="T11"><text:s/></text:span><text:span text:style-name="T10">Created:9-24</text:span></text:p>
      <text:p text:style-name="P36">(44)搞清楚sdk　v4,v7,v13等包的作用　区别。　　Created:9-27</text:p>
      <text:p text:style-name="P10">(45)如何Activity锁定竖屏，如何Activity屏幕翻转后活动不重新启动。 Created:10-10 </text:p>
      <text:p text:style-name="P10">finish:10-10,11</text:p>
      <text:p text:style-name="P11">(46)android.os.SystemProperties <text:s/>build.prop　好好学习下　Created:10-10 finish 10.12</text:p>
      <text:p text:style-name="P37">(47)学习PreferenceScreen类　Created:10-1<text:span text:style-name="T14">1</text:span></text:p>
      <text:p text:style-name="P38">(48)学习总结Serializable和Parcelable接口　Created:10.12</text:p>
      <text:p text:style-name="P44">(49)FirstAct.this,SecondAct.class的使用怎么理解 Created:10.17</text:p>
      <text:p text:style-name="P45">(50)监听是怎么实现的 Created:10.20</text:p>
      <text:p text:style-name="P1"><text:span text:style-name="T2">优先级中</text:span> </text:p>
      <text:p text:style-name="P1">(1)res/drawable 下xml文件 &lt;shape &gt;&lt;/shape&gt;以外标签的学习实践 <text:s/>created:8-23 </text:p>
      <text:p text:style-name="P1">(2)res/anim res/animator下xml文件各种标签的熟悉使用，以及java代码或者布局中的引用。 created:8-23 </text:p>
      <text:p text:style-name="P2">(3)eclipse常用快捷键统计下，以及常用设置。 <text:s/>created:8-23 finished:9-7 </text:p>
      <text:p text:style-name="P1">(4)研究下&lt;ScrollView&gt;&lt;/ScrollView&gt;，WebView的使用及相关属性 created:8-23 </text:p>
      <text:p text:style-name="P1">(5)泛型和枚举类的用法深入一下 <text:s/>created:8-29 </text:p>
      <text:p text:style-name="P1">(6)学习Viewpage<text:span text:style-name="T3">r</text:span> created:8-29 </text:p>
      <text:p text:style-name="P1">(7)java的synchronized关键字的使用，线程同步，同步锁等概念的了解 created:9-8 </text:p>
      <text:p text:style-name="P13">(8)图片跟随手指移动的重绘效果代码学习 created:9-8</text:p>
      <text:p text:style-name="P1"><text:span text:style-name="T2">优先级低</text:span> </text:p>
      <text:p text:style-name="P1">(1)res/menu res/xml res/mipmap 找机会实践深入下 <text:s/>created:8-23 </text:p>
      <text:p text:style-name="P1">(2)android的各种themes 大致了解区分 <text:s/>created:8-23 </text:p>
      <text:p text:style-name="P1">(3)java,android面试，算法题 <text:s/>created:8-23 </text:p>
      <text:p text:style-name="P1">(4)android studio下载尝试使用 created:8-23 </text:p>
      <text:p text:style-name="P1">(5)android源代码怎么查看，怎么导入到eclipse里 <text:s/>created:8-23 </text:p>
      <text:p text:style-name="P1">(6)搞本网络学习的书，ip，局域网等的配置。 created:8-24 </text:p>
      <text:p text:style-name="P1"/>
      <text:p text:style-name="P1"/>
      <text:p text:style-name="P12">Questions </text:p>
      <text:p text:style-name="P1">(1)一个BroadcastReceiver可否接受多个Broadcast? <text:s/>created:8-25 </text:p>
      <text:p text:style-name="P1">(2)string.xml中的&lt;string&gt;&lt;/string&gt;标签中的 product属性意思及典型应用场景。 <text:s/>created:8-26 </text:p>
      <text:p text:style-name="P1">(3)&lt;string name="unlocking_fail_header_text"&gt;Unlocking failed files (%d)&lt;/string&gt; 后面的(%d)详细用法是什么？ <text:s/>created:8-26 </text:p>
      <text:p text:style-name="P1">(4)动态注册广播和静态注册广播除了存在时间上的区别，还有什么区别。结合强制下线app来谈，为什么动态注册 AlertDialog弹不出来，而静态注册可以。动态注册广播的注册方法有什么区别？（1个为2个形参，1个为4个形参）created:8-27 </text:p>
      <text:p text:style-name="P1">(5)final方法和private方法的具体有什么区别？ created:8-29 </text:p>
      <text:p text:style-name="P2">(6)protected Boolean doInBackground(Void... arg0) {}这种形参的写法合理吗，是什么意思？ created:8-29 </text:p>
      <text:p text:style-name="P1"><text:span text:style-name="T1">private static int sumUp(int... values) {//表示传入sumUp的整数个数不确定，values是一个长度不确定的int数组，根据传入的参数确定长度</text:span> </text:p>
      <text:p text:style-name="P1">(7)int i; i+=10是什么意思？还有其他的用法？ created:8-29 </text:p>
      <text:p text:style-name="P1">(8)AsyncTask类的泛型参数可否定义为集合，那么在doInBackground(Params...test)等方法里是否需要test.get(index)来获取？而不是用数组的 test[index]来获取元素？需要实测验证下，应该是可以的。 created:8-29 </text:p>
      <text:p text:style-name="P1">(9)Thread.sleep(1000)是不是让当前线程休眠，使用时要注意什么？用在主线程中有什么隐患没有？ created:8-29 </text:p>
      <text:p text:style-name="P1"><text:soft-page-break/>(10)怎么在匿名内部类里面获取当前context对象？ created:8-30 </text:p>
      <text:p text:style-name="P2">(11)setOnCheckedChangeListener和setOnClickListener区别? created:8-30 </text:p>
      <text:p text:style-name="P2">一般来说，如果是点击button来实现状态的变化， 后者添加if（..isCheck()）可以和前面效果相同。 </text:p>
      <text:p text:style-name="P1"><text:span text:style-name="T1">但是如果button的选中状态不是通过点击按钮（可能是代码中setCheck()的调用），那么setOnCheckedChangeListener还能生效，setOnClickListener就不行了。</text:span> </text:p>
      <text:p text:style-name="P1">(12)&lt;item/&gt; <text:s/>&lt;item&gt;&lt;/item&gt;这两种label写法的区别及各自的应用场合？ created:8-30 </text:p>
      <text:p text:style-name="P1">(13)CharSequence比String丰富多少，继承结构，当返回值为CharSequence。如何自定义同时返回图片？ created:8-30 </text:p>
      <text:p text:style-name="P1">(14)inflater.inflate()几种构造方法的区别？ created:8-31 </text:p>
      <text:p text:style-name="P1">(<text:span text:style-name="T1">15)如果获取并修改ViewPager各个page中的组件？ created:9-1 </text:span></text:p>
      <text:p text:style-name="P2">我们开始定义了List&lt;View&gt; mList=new ArrayList&lt;View&gt;; </text:p>
      <text:p text:style-name="P2">举例：假设page中有个TextView </text:p>
      <text:p text:style-name="P2">我要修改它的内容 </text:p>
      <text:p text:style-name="P2">正确做法是： </text:p>
      <text:p text:style-name="P2">View mView1=LayoutInflater.from(this).inflate(R.layout.layout1,null); </text:p>
      <text:p text:style-name="P2">TextView mTextView=(TextView)mView1.findViewById(R.id.textview); </text:p>
      <text:p text:style-name="P2">或者 </text:p>
      <text:p text:style-name="P2">View mView1=getLayoutInflater().inflate.(R.layout.layout1,null); </text:p>
      <text:p text:style-name="P2">TextView mTextView=(TextView)mView1.findViewById(R.id.textview); </text:p>
      <text:p text:style-name="P2">千万不能直接 </text:p>
      <text:p text:style-name="P2">TextView mTextView=(TextView)findViewById(R.id.textview); </text:p>
      <text:p text:style-name="P1"><text:span text:style-name="T1">那么会报空指针异常，找不到该组件。</text:span> </text:p>
      <text:p text:style-name="P1">(16)几个字符串如何连接？ Created:9-6</text:p>
      <text:p text:style-name="P15">(17)怎么让一个控件随文字自适应长度并小于某一范围。</text:p>
      <text:p text:style-name="P43">将它放在一个ViewGroup内，并且限定这个ViewGroup的宽度。</text:p>
      <text:p text:style-name="P43">然后这个控件的android:layout_width=“wrap_content”</text:p>
      <text:p text:style-name="P16">(1<text:span text:style-name="T4">8</text:span>)怎么让一个控件中的文字当显示不完的时候以省略号呈现。</text:p>
      <text:p text:style-name="P16">并且可以在该控件获取到焦点的时候文字内容显示完全。同时控件可以自适应宽度？</text:p>
      <text:p text:style-name="P4">参考9-12学习日记。</text:p>
      <text:p text:style-name="P17">(19)<text:span text:style-name="T5">为什么View里面onDraw方法为空，我们在继承View重写onDraw时还要super.onDraw(canvas)?</text:span></text:p>
      <text:p text:style-name="P18">(20)使用intent从FirstActivity到SecondActivity两个活动的生命周期变化，在SecondActivity中按back键两个Activity的生命周期变化。</text:p>
      <text:p text:style-name="P27">(21)为什么有些AlertDialog 点击对话框外部分会dismiss掉对话框。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33:33.660531392</meta:creation-date>
    <dc:date>2016-10-20T11:26:01.768135365</dc:date>
    <meta:editing-duration>P12DT18M5S</meta:editing-duration>
    <meta:editing-cycles>65</meta:editing-cycles>
    <meta:generator>LibreOffice/4.2.8.2$Linux_X86_64 LibreOffice_project/420m0$Build-2</meta:generator>
    <meta:document-statistic meta:table-count="0" meta:image-count="0" meta:object-count="0" meta:page-count="3" meta:paragraph-count="111" meta:word-count="1977" meta:character-count="5492" meta:non-whitespace-character-count="5254"/>
  </office:meta>
</office:document-meta>
</file>